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Hack" svg:font-family="Hack"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PT Astra Serif" svg:font-family="'PT Astra Serif'" style:font-family-generic="roman"/>
    <style:font-face style:name="PT Astra Serif1" svg:font-family="'PT Astra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3cm" fo:margin-right="0.15cm" fo:line-height="100%" fo:text-align="center" style:justify-single-word="false" fo:text-indent="0cm" style:auto-text-indent="false">
        <style:tab-stops/>
      </style:paragraph-properties>
    </style:style>
    <style:style style:name="P3" style:family="paragraph" style:parent-style-name="Standard">
      <style:paragraph-properties fo:margin-left="0cm" fo:margin-right="0.15cm" fo:line-height="100%" fo:text-indent="0cm" style:auto-text-indent="false" fo:break-before="page"/>
    </style:style>
    <style:style style:name="P4" style:family="paragraph" style:parent-style-name="Standard">
      <style:paragraph-properties fo:margin-left="0cm" fo:margin-right="0.15cm" fo:line-height="100%" fo:text-indent="0cm" style:auto-text-indent="false"/>
    </style:style>
    <style:style style:name="P5" style:family="paragraph" style:parent-style-name="Standard">
      <loext:graphic-properties draw:fill-gradient-name="gradient" draw:fill-hatch-name="hatch"/>
      <style:paragraph-properties fo:margin-left="0cm" fo:margin-right="0.15cm" fo:line-height="100%" fo:text-indent="0cm" style:auto-text-indent="false"/>
    </style:style>
    <style:style style:name="P6" style:family="paragraph" style:parent-style-name="Standard">
      <style:paragraph-properties fo:margin-left="0.3cm" fo:margin-right="0.15cm" fo:line-height="100%" fo:text-indent="0cm" style:auto-text-indent="false">
        <style:tab-stops/>
      </style:paragraph-properties>
    </style:style>
    <style:style style:name="P7" style:family="paragraph" style:parent-style-name="Standard">
      <style:paragraph-properties fo:margin-left="0cm" fo:margin-right="0.15cm" fo:line-height="100%" fo:text-indent="1.249cm" style:auto-text-indent="false"/>
    </style:style>
    <style:style style:name="P8" style:family="paragraph" style:parent-style-name="Standard">
      <loext:graphic-properties draw:fill-gradient-name="gradient" draw:fill-hatch-name="hatch"/>
      <style:paragraph-properties fo:margin-left="0cm" fo:margin-right="0.15cm" fo:line-height="100%" fo:text-indent="0cm" style:auto-text-indent="false"/>
      <style:text-properties officeooo:paragraph-rsid="0026045e"/>
    </style:style>
    <style:style style:name="P9" style:family="paragraph" style:parent-style-name="Standard">
      <style:paragraph-properties fo:margin-left="0cm" fo:margin-right="0.15cm" fo:line-height="100%" fo:text-align="start" style:justify-single-word="false" fo:text-indent="0cm" style:auto-text-indent="false"/>
      <style:text-properties officeooo:paragraph-rsid="001a8427"/>
    </style:style>
    <style:style style:name="P10" style:family="paragraph" style:parent-style-name="Standard">
      <style:paragraph-properties fo:margin-left="0cm" fo:margin-right="0.15cm" fo:line-height="100%" fo:text-align="center" style:justify-single-word="false" fo:text-indent="0cm" style:auto-text-indent="false">
        <style:tab-stops/>
      </style:paragraph-properties>
      <style:text-properties style:font-name="PT Astra Serif1" fo:font-size="14pt" officeooo:paragraph-rsid="001c8f05" style:font-size-asian="14pt" style:font-size-complex="14pt"/>
    </style:style>
    <style:style style:name="P11" style:family="paragraph" style:parent-style-name="Standard">
      <style:paragraph-properties fo:margin-left="0.3cm" fo:margin-right="0.15cm" fo:line-height="100%" fo:text-align="center" style:justify-single-word="false" fo:text-indent="1.251cm" style:auto-text-indent="false"/>
      <style:text-properties style:font-name="PT Astra Serif1" fo:font-size="14pt" officeooo:paragraph-rsid="001c8f05" style:font-size-asian="14pt" style:font-size-complex="14pt"/>
    </style:style>
    <style:style style:name="P12" style:family="paragraph" style:parent-style-name="Standard">
      <style:paragraph-properties fo:margin-left="0cm" fo:margin-right="0.15cm" fo:line-height="100%" fo:text-align="center" style:justify-single-word="false" fo:text-indent="0cm" style:auto-text-indent="false"/>
      <style:text-properties style:font-name="PT Astra Serif1" fo:font-size="14pt" officeooo:paragraph-rsid="001c8f05" style:font-size-asian="14pt" style:font-size-complex="14pt"/>
    </style:style>
    <style:style style:name="P13" style:family="paragraph" style:parent-style-name="Standard">
      <style:paragraph-properties fo:margin-left="0.3cm" fo:margin-right="0.15cm" fo:line-height="100%" fo:text-align="center" style:justify-single-word="false" fo:text-indent="0cm" style:auto-text-indent="false"/>
      <style:text-properties style:font-name="PT Astra Serif1" fo:font-size="14pt" officeooo:paragraph-rsid="001c8f05" style:font-size-asian="14pt" style:font-size-complex="14pt"/>
    </style:style>
    <style:style style:name="P14" style:family="paragraph" style:parent-style-name="Standard">
      <style:paragraph-properties fo:margin-left="0cm" fo:margin-right="0.15cm" fo:line-height="100%" fo:text-indent="0cm" style:auto-text-indent="false"/>
      <style:text-properties style:font-name="PT Astra Serif1" fo:font-size="14pt" style:font-size-asian="14pt" style:font-size-complex="14pt"/>
    </style:style>
    <style:style style:name="P15" style:family="paragraph" style:parent-style-name="Standard">
      <style:paragraph-properties fo:margin-left="0cm" fo:margin-right="0.15cm" fo:line-height="100%" fo:text-align="justify" style:justify-single-word="false" fo:text-indent="0cm" style:auto-text-indent="false"/>
      <style:text-properties style:font-name="PT Astra Serif1" fo:font-size="14pt" officeooo:paragraph-rsid="001ebd66" style:font-size-asian="14pt" style:font-size-complex="14pt"/>
    </style:style>
    <style:style style:name="P16" style:family="paragraph" style:parent-style-name="Standard">
      <style:paragraph-properties fo:margin-left="0.3cm" fo:margin-right="0.15cm" fo:line-height="100%" fo:text-align="justify" style:justify-single-word="false" fo:text-indent="1.251cm" style:auto-text-indent="false"/>
      <style:text-properties style:font-name="PT Astra Serif1" fo:font-size="14pt" officeooo:paragraph-rsid="001c8f05" style:font-size-asian="14pt" style:font-size-complex="14pt"/>
    </style:style>
    <style:style style:name="P17" style:family="paragraph" style:parent-style-name="Standard">
      <style:paragraph-properties fo:margin-left="0cm" fo:margin-right="0.15cm" fo:line-height="100%" fo:text-align="center" style:justify-single-word="false" fo:text-indent="0cm" style:auto-text-indent="false"/>
      <style:text-properties style:font-name="PT Astra Serif1" fo:font-size="14pt" officeooo:rsid="001c7858" officeooo:paragraph-rsid="001c8f05" style:font-size-asian="14pt" style:font-size-complex="14pt"/>
    </style:style>
    <style:style style:name="P18" style:family="paragraph" style:parent-style-name="Standard">
      <style:paragraph-properties fo:margin-left="0.3cm" fo:margin-right="0.15cm" fo:line-height="100%" fo:text-align="center" style:justify-single-word="false" fo:text-indent="1.251cm" style:auto-text-indent="false"/>
      <style:text-properties style:font-name="PT Astra Serif1" fo:font-size="14pt" officeooo:rsid="001c7858" officeooo:paragraph-rsid="001c8f05" style:font-size-asian="14pt" style:font-size-complex="14pt"/>
    </style:style>
    <style:style style:name="P19" style:family="paragraph" style:parent-style-name="Standard">
      <style:paragraph-properties fo:margin-left="0cm" fo:margin-right="0.15cm" fo:line-height="100%" fo:text-align="center" style:justify-single-word="false" fo:text-indent="0cm" style:auto-text-indent="false"/>
      <style:text-properties style:font-name="PT Astra Serif1" fo:font-size="14pt" officeooo:rsid="001d277a" officeooo:paragraph-rsid="001c8f05" style:font-size-asian="14pt" style:font-size-complex="14pt"/>
    </style:style>
    <style:style style:name="P20" style:family="paragraph" style:parent-style-name="Standard">
      <style:paragraph-properties fo:margin-left="0cm" fo:margin-right="0.15cm" fo:line-height="100%" fo:text-align="start" style:justify-single-word="false" fo:text-indent="0cm" style:auto-text-indent="false"/>
      <style:text-properties style:font-name="PT Astra Serif1" fo:font-size="14pt" officeooo:rsid="0020dbe2" officeooo:paragraph-rsid="0020dbe2" style:font-size-asian="14pt" style:font-size-complex="14pt"/>
    </style:style>
    <style:style style:name="P21" style:family="paragraph" style:parent-style-name="Standard">
      <style:paragraph-properties fo:margin-left="0cm" fo:margin-right="0.15cm" fo:line-height="100%" fo:text-align="start" style:justify-single-word="false" fo:text-indent="0cm" style:auto-text-indent="false"/>
      <style:text-properties style:font-name="PT Astra Serif1" fo:font-size="14pt" officeooo:rsid="002c9978" officeooo:paragraph-rsid="0020dbe2" style:font-size-asian="14pt" style:font-size-complex="14pt"/>
    </style:style>
    <style:style style:name="P22" style:family="paragraph" style:parent-style-name="Standard">
      <style:paragraph-properties fo:margin-left="0.3cm" fo:margin-right="0.15cm" fo:line-height="100%" fo:text-indent="0cm" style:auto-text-indent="false">
        <style:tab-stops/>
      </style:paragraph-properties>
      <style:text-properties style:font-name="PT Astra Serif1" fo:font-size="14pt" fo:font-weight="bold" style:font-size-asian="14pt" style:font-weight-asian="bold" style:font-size-complex="14pt"/>
    </style:style>
    <style:style style:name="P23" style:family="paragraph" style:parent-style-name="Standard">
      <style:paragraph-properties fo:margin-left="0.3cm" fo:margin-right="0.15cm" fo:line-height="100%" fo:text-indent="0cm" style:auto-text-indent="false">
        <style:tab-stops/>
      </style:paragraph-properties>
      <style:text-properties style:font-name="PT Astra Serif1" fo:font-size="14pt" fo:language="en" fo:country="US" fo:font-weight="bold" style:font-size-asian="14pt" style:font-weight-asian="bold" style:font-size-complex="14pt"/>
    </style:style>
    <style:style style:name="P24" style:family="paragraph" style:parent-style-name="Standard">
      <style:paragraph-properties fo:margin-left="0cm" fo:margin-right="0.15cm" fo:line-height="100%" fo:text-align="start" style:justify-single-word="false" fo:text-indent="0cm" style:auto-text-indent="false"/>
      <style:text-properties officeooo:rsid="0020dbe2" officeooo:paragraph-rsid="0020dbe2"/>
    </style:style>
    <style:style style:name="P25" style:family="paragraph" style:parent-style-name="Standard" style:master-page-name="MPF0">
      <style:paragraph-properties fo:margin-left="0cm" fo:margin-right="0.15cm" fo:line-height="100%" fo:text-align="center" style:justify-single-word="false" fo:text-indent="0cm" style:auto-text-indent="false" style:page-number="auto" fo:break-before="page"/>
      <style:text-properties style:font-name="PT Astra Serif1" fo:font-size="14pt" officeooo:rsid="001c7858" officeooo:paragraph-rsid="001c8f05" style:font-size-asian="14pt" style:font-size-complex="14pt"/>
    </style:style>
    <style:style style:name="P26" style:family="paragraph" style:parent-style-name="Standard">
      <loext:graphic-properties draw:fill-gradient-name="gradient" draw:fill-hatch-name="hatch"/>
      <style:paragraph-properties fo:margin-left="0cm" fo:margin-right="0.15cm" fo:line-height="100%" fo:text-indent="0cm" style:auto-text-indent="false"/>
      <style:text-properties officeooo:paragraph-rsid="0026045e"/>
    </style:style>
    <style:style style:name="T1" style:family="text">
      <style:text-properties style:font-name="PT Astra Serif1" fo:font-size="14pt" style:font-size-asian="14pt" style:font-size-complex="14pt"/>
    </style:style>
    <style:style style:name="T2" style:family="text">
      <style:text-properties style:font-name="PT Astra Serif1" fo:font-size="14pt" officeooo:rsid="0020dbe2" style:font-size-asian="14pt" style:font-size-complex="14pt"/>
    </style:style>
    <style:style style:name="T3" style:family="text">
      <style:text-properties style:font-name="PT Astra Serif1" fo:font-size="14pt" officeooo:rsid="002c9978" style:font-size-asian="14pt" style:font-size-complex="14pt"/>
    </style:style>
    <style:style style:name="T4" style:family="text">
      <style:text-properties style:font-name="PT Astra Serif1" fo:font-size="14pt" officeooo:rsid="00326c5f" style:font-size-asian="14pt" style:font-size-complex="14pt"/>
    </style:style>
    <style:style style:name="T5" style:family="text">
      <style:text-properties style:font-name="PT Astra Serif1" fo:font-size="14pt" officeooo:rsid="0033e537" style:font-size-asian="14pt" style:font-size-complex="14pt"/>
    </style:style>
    <style:style style:name="T6" style:family="text">
      <style:text-properties style:font-name="PT Astra Serif1" fo:font-size="14pt" officeooo:rsid="00399d31" style:font-size-asian="14pt" style:font-size-complex="14pt"/>
    </style:style>
    <style:style style:name="T7" style:family="text">
      <style:text-properties style:font-name="PT Astra Serif1" fo:font-size="14pt" officeooo:rsid="003e3fed" style:font-size-asian="14pt" style:font-size-complex="14pt"/>
    </style:style>
    <style:style style:name="T8" style:family="text">
      <style:text-properties style:font-name="PT Astra Serif1" fo:font-size="14pt" fo:font-weight="bold" style:font-size-asian="14pt" style:font-weight-asian="bold" style:font-size-complex="14pt"/>
    </style:style>
    <style:style style:name="T9" style:family="text">
      <style:text-properties style:font-name="PT Astra Serif1" fo:font-size="14pt" fo:font-weight="bold" officeooo:rsid="002c9978" style:font-size-asian="14pt" style:font-weight-asian="bold" style:font-size-complex="14pt"/>
    </style:style>
    <style:style style:name="T10" style:family="text">
      <style:text-properties style:font-name="PT Astra Serif1" fo:font-size="14pt" fo:language="en" fo:country="US" fo:font-weight="bold" style:font-size-asian="14pt" style:font-weight-asian="bold" style:font-size-complex="14pt"/>
    </style:style>
    <style:style style:name="T11" style:family="text">
      <style:text-properties officeooo:rsid="001c8f05"/>
    </style:style>
    <style:style style:name="T12" style:family="text">
      <style:text-properties officeooo:rsid="001c7858"/>
    </style:style>
    <style:style style:name="T13" style:family="text">
      <style:text-properties officeooo:rsid="001d277a"/>
    </style:style>
    <style:style style:name="T14" style:family="text">
      <style:text-properties style:font-name="PT Astra Serif" fo:font-size="14pt" style:font-size-asian="14pt" style:font-size-complex="14pt"/>
    </style:style>
    <style:style style:name="T15" style:family="text">
      <style:text-properties style:font-name="PT Astra Serif" fo:font-size="14pt" officeooo:rsid="0038373d" style:font-size-asian="14pt" style:font-size-complex="14pt"/>
    </style:style>
    <style:style style:name="T16" style:family="text">
      <style:text-properties style:font-name="Hack" fo:font-size="14pt" style:font-size-asian="14pt" style:font-size-complex="14pt"/>
    </style:style>
    <style:style style:name="T17" style:family="text">
      <style:text-properties style:font-name="Hack" fo:font-size="11pt" fo:font-weight="bold" style:font-size-asian="11pt" style:font-weight-asian="bold" style:font-size-complex="11pt" style:font-weight-complex="bold"/>
    </style:style>
    <style:style style:name="T18" style:family="text">
      <style:text-properties style:font-name="Hack" fo:font-size="11pt" fo:font-weight="bold" officeooo:rsid="002f4724" style:font-size-asian="11pt" style:font-weight-asian="bold" style:font-size-complex="11pt" style:font-weight-complex="bold"/>
    </style:style>
    <style:style style:name="T19" style:family="text">
      <style:text-properties style:font-name="Hack" fo:font-size="11pt" fo:language="en" fo:country="US" style:font-size-asian="11pt" style:font-size-complex="11pt"/>
    </style:style>
    <style:style style:name="T20" style:family="text">
      <style:text-properties style:font-name="Hack" fo:font-size="11pt" fo:language="en" fo:country="US" officeooo:rsid="003c5299" style:font-size-asian="11pt" style:font-size-complex="11pt"/>
    </style:style>
    <style:style style:name="T21" style:family="text">
      <style:text-properties officeooo:rsid="002c9978"/>
    </style:style>
    <style:style style:name="T22" style:family="text">
      <style:text-properties officeooo:rsid="00370b65"/>
    </style:style>
    <style:style style:name="T23" style:family="text">
      <style:text-properties officeooo:rsid="0037e1a9"/>
    </style:style>
    <style:style style:name="T24" style:family="text">
      <style:text-properties officeooo:rsid="00399d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М<text:span text:style-name="T13">инистерство образования Республики Беларусь</text:span></text:p>
      <text:p text:style-name="P17"/>
      <text:p text:style-name="P19">Учреждение образования</text:p>
      <text:p text:style-name="P17"/>
      <text:p text:style-name="P17">«Б<text:span text:style-name="T13">елорусский государственный университет информатики и радиоэлектроники</text:span>»</text:p>
      <text:p text:style-name="P11"/>
      <text:p text:style-name="P12">Кафедра <text:s/><text:span text:style-name="T12">электронных вычислительных машин</text:span></text:p>
      <text:p text:style-name="P11"/>
      <text:p text:style-name="P11"/>
      <text:p text:style-name="P11"/>
      <text:p text:style-name="P12"/>
      <text:p text:style-name="P17">Лабораторная работа №<text:span text:style-name="T22">5</text:span></text:p>
      <text:p text:style-name="P17">по дисциплине ОСиСП</text:p>
      <text:p text:style-name="P18"/>
      <text:p text:style-name="P12"/>
      <text:p text:style-name="P12">«<text:span text:style-name="T23">Потоки исполнения, взаимодействие и синхронизация</text:span>»</text:p>
      <text:p text:style-name="P11"/>
      <text:p text:style-name="P11"/>
      <text:p text:style-name="P11"/>
      <text:p text:style-name="P11"/>
      <text:p text:style-name="P11"/>
      <text:p text:style-name="P11"/>
      <text:p text:style-name="P11"/>
      <text:p text:style-name="P15">Выполнил:<text:tab/><text:tab/><text:tab/><text:tab/><text:tab/><text:tab/><text:tab/><text:tab/> <text:s text:c="6"/><text:span text:style-name="T12">Проверил:</text:span></text:p>
      <text:p text:style-name="P15">студент группы 150501<text:tab/><text:tab/><text:tab/> <text:s text:c="6"/><text:span text:style-name="T12">старший преподаватель <text:s text:c="2"/></text:span></text:p>
      <text:p text:style-name="P15">Климович А.Н.<text:tab/><text:tab/><text:tab/><text:tab/><text:tab/> <text:s text:c="2"/>________ <text:s/><text:span text:style-name="T12">Поденок Л.П.</text:span></text:p>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
      <text:p text:style-name="P13"/>
      <text:p text:style-name="P13"/>
      <text:p text:style-name="P10"><text:span text:style-name="Основной_20_шрифт_20_абзаца"><text:span text:style-name="T11">Минск 2023</text:span></text:span></text:p>
      <text:p text:style-name="P2"><text:span text:style-name="Основной_20_шрифт_20_абзаца"><text:span text:style-name="T1"/></text:span></text:p>
      <text:p text:style-name="P3"><text:span text:style-name="Основной_20_шрифт_20_абзаца"><text:span text:style-name="T8"><text:tab/>1 ПОСТАНОВКА ЗАДАЧИ</text:span></text:span></text:p>
      <text:p text:style-name="P14"/>
      <text:p text:style-name="P7"><text:span text:style-name="Основной_20_шрифт_20_абзаца"><text:span text:style-name="T14">Основной п</text:span></text:span><text:span text:style-name="Основной_20_шрифт_20_абзаца"><text:span text:style-name="T15">оток</text:span></text:span><text:span text:style-name="Основной_20_шрифт_20_абзаца"><text:span text:style-name="T14"> создает очередь сообщений, после чего ожидает и обрабатывает нажатия клавиш, порождая и завершая п</text:span></text:span><text:span text:style-name="Основной_20_шрифт_20_абзаца"><text:span text:style-name="T15">отоки</text:span></text:span><text:span text:style-name="Основной_20_шрифт_20_абзаца"><text:span text:style-name="T14"> двух типов — производители и потребители.</text:span></text:span></text:p>
      <text:p text:style-name="P7"><text:span text:style-name="Основной_20_шрифт_20_абзаца"><text:span text:style-name="T14">Очередь сообщений представляет собой классическую структуру — кольцевой буфер, содержащий указатели на сообщения, и пара указателей на голову и хвост. Помимо этого очередь содержит счетчик добавленных сообщений и счетчик извлеченных.</text:span></text:span></text:p>
      <text:p text:style-name="P7"><text:span text:style-name="Основной_20_шрифт_20_абзаца"><text:span text:style-name="T14">Производители формируют сообщения и, если в очереди есть место, перемещают их туда.</text:span></text:span></text:p>
      <text:p text:style-name="P7"><text:span text:style-name="Основной_20_шрифт_20_абзаца"><text:span text:style-name="T14">Потребители, если в очереди есть сообщения, извлекают их оттуда, обрабатывают и освобождают память с ними связанную.</text:span></text:span></text:p>
      <text:p text:style-name="P7"><text:span text:style-name="Основной_20_шрифт_20_абзаца"><text:span text:style-name="T14">Для работы используются </text:span></text:span><text:span text:style-name="Основной_20_шрифт_20_абзаца"><text:span text:style-name="T15">два мьютекса д</text:span></text:span><text:span text:style-name="Основной_20_шрифт_20_абзаца"><text:span text:style-name="T14">ля заполнения и извлечения, а также мьютекс для монопольного доступа к очереди.</text:span></text:span></text:p>
      <text:p text:style-name="P7"><text:span text:style-name="Основной_20_шрифт_20_абзаца"><text:span text:style-name="T14">Сообщения имеют следующий поля: размер (</text:span></text:span><text:span text:style-name="Основной_20_шрифт_20_абзаца"><text:span text:style-name="T16">size</text:span></text:span><text:span text:style-name="Основной_20_шрифт_20_абзаца"><text:span text:style-name="T14">), тип (</text:span></text:span><text:span text:style-name="Основной_20_шрифт_20_абзаца"><text:span text:style-name="T16">type</text:span></text:span><text:span text:style-name="Основной_20_шрифт_20_абзаца"><text:span text:style-name="T14">), хэш (</text:span></text:span><text:span text:style-name="Основной_20_шрифт_20_абзаца"><text:span text:style-name="T16">hash</text:span></text:span><text:span text:style-name="Основной_20_шрифт_20_абзаца"><text:span text:style-name="T14">) и сами данные (</text:span></text:span><text:span text:style-name="Основной_20_шрифт_20_абзаца"><text:span text:style-name="T16">data</text:span></text:span><text:span text:style-name="Основной_20_шрифт_20_абзаца"><text:span text:style-name="T14">).</text:span></text:span></text:p>
      <text:p text:style-name="P7"><text:span text:style-name="Основной_20_шрифт_20_абзаца"><text:span text:style-name="T14">Производители генерируют сообщения, используя системный генератор </text:span></text:span><text:span text:style-name="Основной_20_шрифт_20_абзаца"><text:span text:style-name="T16">rand</text:span></text:span><text:span text:style-name="Основной_20_шрифт_20_абзаца"><text:span text:style-name="T14">(3) для </text:span></text:span><text:span text:style-name="Основной_20_шрифт_20_абзаца"><text:span text:style-name="T16">size</text:span></text:span><text:span text:style-name="Основной_20_шрифт_20_абзаца"><text:span text:style-name="T14"> и </text:span></text:span><text:span text:style-name="Основной_20_шрифт_20_абзаца"><text:span text:style-name="T16">data</text:span></text:span><text:span text:style-name="Основной_20_шрифт_20_абзаца"><text:span text:style-name="T14">. В качестве результата для </text:span></text:span><text:span text:style-name="Основной_20_шрифт_20_абзаца"><text:span text:style-name="T16">size</text:span></text:span><text:span text:style-name="Основной_20_шрифт_20_абзаца"><text:span text:style-name="T14"> используется остаток от деления на 257.</text:span></text:span></text:p>
      <text:p text:style-name="P7"><text:span text:style-name="Основной_20_шрифт_20_абзаца"><text:span text:style-name="T14">Если остаток от деления равен нулю, </text:span></text:span><text:span text:style-name="Основной_20_шрифт_20_абзаца"><text:span text:style-name="T16">rand</text:span></text:span><text:span text:style-name="Основной_20_шрифт_20_абзаца"><text:span text:style-name="T14">(3) вызывается повторно. Если остаток от деления равен 256, значение </text:span></text:span><text:span text:style-name="Основной_20_шрифт_20_абзаца"><text:span text:style-name="T16">size</text:span></text:span><text:span text:style-name="Основной_20_шрифт_20_абзаца"><text:span text:style-name="T14"> устанавливается равным 0, реальная длина сообщения при этом составляет 256 байт.</text:span></text:span></text:p>
      <text:p text:style-name="P7"><text:span text:style-name="Основной_20_шрифт_20_абзаца"><text:span text:style-name="T14">При формировании сообщения контрольные данные формируются из всех байт сообщения. Значение поля </text:span></text:span><text:span text:style-name="Основной_20_шрифт_20_абзаца"><text:span text:style-name="T16">hash</text:span></text:span><text:span text:style-name="Основной_20_шрифт_20_абзаца"><text:span text:style-name="T14"> при вычислении контрольных данных принимается равным нулю. Для расчета контрольных данных можно использовать любой подходящий алгоритм на выбор студента.</text:span></text:span></text:p>
      <text:p text:style-name="P7"><text:span text:style-name="Основной_20_шрифт_20_абзаца"><text:span text:style-name="T14">После помещения значения в очередь перед освобождением мьютекса очереди производитель инкрементирует счетчик добавленных сообщений. Затем после поднятия семафора выводит строку на </text:span></text:span><text:span text:style-name="Основной_20_шрифт_20_абзаца"><text:span text:style-name="T16">stdout</text:span></text:span><text:span text:style-name="Основной_20_шрифт_20_абзаца"><text:span text:style-name="T14">, содержащую помимо всего новое значение этого счетчика.</text:span></text:span></text:p>
      <text:p text:style-name="P7"><text:span text:style-name="Основной_20_шрифт_20_абзаца"><text:span text:style-name="T14">Потребитель, получив доступ к очереди, извлекает сообщение и удаляет его из очереди. Перед освобождением мьютекса очереди инкрементирует счетчик извлеченных сообщений. Затем после поднятия семафора проверяет контрольные данные и выводит строку на </text:span></text:span><text:span text:style-name="Основной_20_шрифт_20_абзаца"><text:span text:style-name="T16">stdout</text:span></text:span><text:span text:style-name="Основной_20_шрифт_20_абзаца"><text:span text:style-name="T14">, </text:span></text:span><text:soft-page-break/><text:span text:style-name="Основной_20_шрифт_20_абзаца"><text:span text:style-name="T14">содержащую помимо всего новое значение счетчика извлеченных сообщений.</text:span></text:span></text:p>
      <text:p text:style-name="P7"><text:span text:style-name="Основной_20_шрифт_20_абзаца"><text:span text:style-name="T14">При получении сигнала о завершении процесс должен завершить свой цикл и только после этого завершиться, не входя в новый.</text:span></text:span></text:p>
      <text:p text:style-name="P22"/>
      <text:p text:style-name="P4"><text:span text:style-name="Основной_20_шрифт_20_абзаца"><text:span text:style-name="T8"><text:tab/>2 АЛГОРИТМ</text:span></text:span></text:p>
      <text:p text:style-name="P4"><text:span text:style-name="Основной_20_шрифт_20_абзаца"><text:span text:style-name="T9"/></text:span></text:p>
      <text:p text:style-name="P9"><text:span text:style-name="Основной_20_шрифт_20_абзаца"><text:span text:style-name="T1"><text:tab/>1) </text:span></text:span><text:span text:style-name="Основной_20_шрифт_20_абзаца"><text:span text:style-name="T2">Н</text:span></text:span><text:span text:style-name="Основной_20_шрифт_20_абзаца"><text:span text:style-name="T1">ачало.</text:span></text:span></text:p>
      <text:p text:style-name="P9"><text:span text:style-name="Основной_20_шрифт_20_абзаца"><text:span text:style-name="T1"><text:tab/></text:span></text:span><text:span text:style-name="Основной_20_шрифт_20_абзаца"><text:span text:style-name="T3">2) </text:span></text:span><text:span text:style-name="Основной_20_шрифт_20_абзаца"><text:span text:style-name="T6">Инициализация мьютексов.</text:span></text:span></text:p>
      <text:p text:style-name="P9"><text:span text:style-name="Основной_20_шрифт_20_абзаца"><text:span text:style-name="T3"><text:tab/>3) Инициализация кольцевого буфера.</text:span></text:span></text:p>
      <text:p text:style-name="P20"><text:tab/><text:span text:style-name="T21">5</text:span>) <text:span text:style-name="T21">Инициализация семафоров</text:span>.</text:p>
      <text:p text:style-name="P20"><text:tab/><text:span text:style-name="T21">6</text:span>) <text:span text:style-name="T21">Бесконечный цикл</text:span>.</text:p>
      <text:p text:style-name="P24"><text:span text:style-name="T1"><text:tab/></text:span><text:span text:style-name="T3">7</text:span><text:span text:style-name="T1">) </text:span><text:span text:style-name="T3">Ввод опции.</text:span></text:p>
      <text:p text:style-name="P21"><text:tab/>8) Выполнение выбранной опции.</text:p>
      <text:p text:style-name="P21"><text:tab/>9) Конец бесконечного цикла.</text:p>
      <text:p text:style-name="P21"><text:tab/>10) <text:span text:style-name="T24">Освобождение мьютексов</text:span>.</text:p>
      <text:p text:style-name="P21"><text:tab/>11) <text:span text:style-name="T24">Освобождение памяти</text:span>.</text:p>
      <text:p text:style-name="P21"><text:tab/>12) Конец.</text:p>
      <text:p text:style-name="P22"/>
      <text:p text:style-name="P4"><text:span text:style-name="Основной_20_шрифт_20_абзаца"><text:span text:style-name="T8"><text:tab/>3 ТЕСТИРОВАНИЕ ПРОГРАММЫ</text:span></text:span></text:p>
      <text:p text:style-name="P6"/>
      <text:p text:style-name="P5"><text:span text:style-name="Основной_20_шрифт_20_абзаца"><text:span text:style-name="T17">$ ./</text:span></text:span><text:span text:style-name="Основной_20_шрифт_20_абзаца"><text:span text:style-name="T18">main</text:span></text:span></text:p>
      <text:p text:style-name="P8"><text:span text:style-name="Основной_20_шрифт_20_абзаца"><text:span text:style-name="T19">Enter 'h' for help</text:span></text:span></text:p>
      <text:p text:style-name="P8"><text:span text:style-name="Основной_20_шрифт_20_абзаца"><text:span text:style-name="T19">h</text:span></text:span></text:p>
      <text:p text:style-name="P8"><text:span text:style-name="Основной_20_шрифт_20_абзаца"><text:span text:style-name="T19">&gt;&gt;&gt;&gt;&gt;&gt;&gt;&gt;&gt;&gt;&gt;&gt;&gt;&gt;&gt;&gt;&gt;&gt;&gt;&gt;&gt;&gt;&gt;&gt;&gt;&gt;&gt;&gt;&gt;&gt;&gt;&gt;&gt;&gt;&gt;&gt;&gt;&gt;&gt;&gt;</text:span></text:span></text:p>
      <text:p text:style-name="P8"><text:span text:style-name="Основной_20_шрифт_20_абзаца"><text:span text:style-name="T19">+p -- add producer</text:span></text:span></text:p>
      <text:p text:style-name="P8"><text:span text:style-name="Основной_20_шрифт_20_абзаца"><text:span text:style-name="T19">+c -- add consumer</text:span></text:span></text:p>
      <text:p text:style-name="P8"><text:span text:style-name="Основной_20_шрифт_20_абзаца"><text:span text:style-name="T19">-p -- delete producer</text:span></text:span></text:p>
      <text:p text:style-name="P8"><text:span text:style-name="Основной_20_шрифт_20_абзаца"><text:span text:style-name="T19">-c -- delete consumer</text:span></text:span></text:p>
      <text:p text:style-name="P8"><text:span text:style-name="Основной_20_шрифт_20_абзаца"><text:span text:style-name="T19">l -- list of threads</text:span></text:span></text:p>
      <text:p text:style-name="P8"><text:span text:style-name="Основной_20_шрифт_20_абзаца"><text:span text:style-name="T19">+b -- increase buffer</text:span></text:span></text:p>
      <text:p text:style-name="P8"><text:span text:style-name="Основной_20_шрифт_20_абзаца"><text:span text:style-name="T19">-b -- decrease buffer</text:span></text:span></text:p>
      <text:p text:style-name="P8"><text:span text:style-name="Основной_20_шрифт_20_абзаца"><text:span text:style-name="T19">i -- show information</text:span></text:span></text:p>
      <text:p text:style-name="P8"><text:span text:style-name="Основной_20_шрифт_20_абзаца"><text:span text:style-name="T19">q -- exit</text:span></text:span></text:p>
      <text:p text:style-name="P8"><text:span text:style-name="Основной_20_шрифт_20_абзаца"><text:span text:style-name="T19">&lt;&lt;&lt;&lt;&lt;&lt;&lt;&lt;&lt;&lt;&lt;&lt;&lt;&lt;&lt;&lt;&lt;&lt;&lt;&lt;&lt;&lt;&lt;&lt;&lt;&lt;&lt;&lt;&lt;&lt;&lt;&lt;&lt;&lt;&lt;&lt;&lt;&lt;&lt;&lt;</text:span></text:span></text:p>
      <text:p text:style-name="P8"><text:span text:style-name="Основной_20_шрифт_20_абзаца"><text:span text:style-name="T19">+p</text:span></text:span></text:p>
      <text:p text:style-name="P8"><text:span text:style-name="Основной_20_шрифт_20_абзаца"><text:span text:style-name="T19">Producer_1 has been created</text:span></text:span></text:p>
      <text:p text:style-name="P8"><text:span text:style-name="Основной_20_шрифт_20_абзаца"><text:span text:style-name="T19">+p</text:span></text:span></text:p>
      <text:p text:style-name="P8"><text:span text:style-name="Основной_20_шрифт_20_абзаца"><text:span text:style-name="T19">Producer_2 has been created</text:span></text:span></text:p>
      <text:p text:style-name="P8"><text:span text:style-name="Основной_20_шрифт_20_абзаца"><text:span text:style-name="T19">+c</text:span></text:span></text:p>
      <text:p text:style-name="P8"><text:span text:style-name="Основной_20_шрифт_20_абзаца"><text:span text:style-name="T19">Consumer_1 has been created</text:span></text:span></text:p>
      <text:p text:style-name="P8"><text:span text:style-name="Основной_20_шрифт_20_абзаца"><text:span text:style-name="T19"/></text:span></text:p>
      <text:p text:style-name="P8"><text:span text:style-name="Основной_20_шрифт_20_абзаца"><text:span text:style-name="T19">=========================</text:span></text:span><text:span text:style-name="Основной_20_шрифт_20_абзаца"><text:span text:style-name="T20">=</text:span></text:span><text:span text:style-name="Основной_20_шрифт_20_абзаца"><text:span text:style-name="T19">Begin of eating============================</text:span></text:span></text:p>
      <text:p text:style-name="P8"><text:span text:style-name="Основной_20_шрифт_20_абзаца"><text:span text:style-name="T19">236 170 249 178 211 116 135 117 243 64 2 51 82 163 54 138 213 90 52 12 247 153 211 97 84 194 209 207 156 107 144 136 148 7 185 102 124 191 219 238 255 92 32 208 127 215 89 211 48 13 223 167 166 178 7 121 243 216 199 142 66 87 21 86 222 77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l</text:span></text:span></text:p>
      <text:p text:style-name="P8"><text:span text:style-name="Основной_20_шрифт_20_абзаца"><text:span text:style-name="T19">==========================Begin of eating============================</text:span></text:span></text:p>
      <text:p text:style-name="P8"><text:soft-page-break/><text:span text:style-name="Основной_20_шрифт_20_абзаца"><text:span text:style-name="T19">217 11 22 70 137 114 102 89 112 188 49 67 108 190 33 18 99 82 153 221 68 112 163 211 49 121 103 135 215 181 195 175 63 88 245 201 73 219 161 186 21 81 253 15 157 146 242 240 42 77 51 25 112 133 75 233 237 81 62 32 147 109 223 235 225 38 52 58 199 109 80 152 105 208 167 133 98 152 116 140 230 39 166 213 43 112 60 151 64 123 183 212 232 21 61 200 59 113 130 2 93 210 25 69 161 192 203 130 215 62 14 59 229 51 15 16 34 76 167 98 199 222 53 45 243 243 116 45 99 246 175 193 70 200 5 103 6 79 233 222 13 118 152 242 40 168 129 74 115 168 173 185 133 97 230 247 83 217 163 54 78 82 118 19 153 251 250 31 74 227 124 87 216 19 200 58 73 202 173 241 118 101 245 87 202 235 170 34 </text:span></text:span></text:p>
      <text:p text:style-name="P8"><text:span text:style-name="Основной_20_шрифт_20_абзаца"><text:span text:style-name="T19">==========================End of eating==============================</text:span></text:span></text:p>
      <text:p text:style-name="P8"/>
      <text:p text:style-name="P8"><text:span text:style-name="Основной_20_шрифт_20_абзаца"><text:span text:style-name="T19">&gt;&gt;&gt;&gt;&gt;&gt;&gt;&gt;&gt;&gt;&gt;&gt;&gt;&gt;&gt;&gt;&gt;&gt;&gt;&gt;&gt;&gt;&gt;&gt;&gt;&gt;&gt;&gt;&gt;&gt;&gt;&gt;&gt;&gt;&gt;&gt;&gt;&gt;&gt;&gt;</text:span></text:span></text:p>
      <text:p text:style-name="P8"><text:span text:style-name="Основной_20_шрифт_20_абзаца"><text:span text:style-name="T19">List of threads:</text:span></text:span></text:p>
      <text:p text:style-name="P8"><text:span text:style-name="Основной_20_шрифт_20_абзаца"><text:span text:style-name="T19">----------------------------------------</text:span></text:span></text:p>
      <text:p text:style-name="P8"><text:span text:style-name="Основной_20_шрифт_20_абзаца"><text:span text:style-name="T19">Main thread: id = 139648363243328</text:span></text:span></text:p>
      <text:p text:style-name="P8"><text:span text:style-name="Основной_20_шрифт_20_абзаца"><text:span text:style-name="T19">----------------------------------------</text:span></text:span></text:p>
      <text:p text:style-name="P8"><text:span text:style-name="Основной_20_шрифт_20_абзаца"><text:span text:style-name="T19">PRODUCERS[all = 2]:</text:span></text:span></text:p>
      <text:p text:style-name="P8"><text:span text:style-name="Основной_20_шрифт_20_абзаца"><text:span text:style-name="T19">Producer_1, thread id=139648359724608</text:span></text:span></text:p>
      <text:p text:style-name="P8"><text:span text:style-name="Основной_20_шрифт_20_абзаца"><text:span text:style-name="T19">Producer_2, thread id=139648351331904</text:span></text:span></text:p>
      <text:p text:style-name="P8"><text:span text:style-name="Основной_20_шрифт_20_абзаца"><text:span text:style-name="T19">----------------------------------------</text:span></text:span></text:p>
      <text:p text:style-name="P8"><text:span text:style-name="Основной_20_шрифт_20_абзаца"><text:span text:style-name="T19">CONSUMERS[all = 1]:</text:span></text:span></text:p>
      <text:p text:style-name="P8"><text:span text:style-name="Основной_20_шрифт_20_абзаца"><text:span text:style-name="T19">Consumers_1, thre</text:span></text:span><text:span text:style-name="Основной_20_шрифт_20_абзаца"><text:span text:style-name="T20">a</text:span></text:span><text:span text:style-name="Основной_20_шрифт_20_абзаца"><text:span text:style-name="T19">d id=139648342939200</text:span></text:span></text:p>
      <text:p text:style-name="P8"><text:span text:style-name="Основной_20_шрифт_20_абзаца"><text:span text:style-name="T19">&lt;&lt;&lt;&lt;&lt;&lt;&lt;&lt;&lt;&lt;&lt;&lt;&lt;&lt;&lt;&lt;&lt;&lt;&lt;&lt;&lt;&lt;&lt;&lt;&lt;&lt;&lt;&lt;&lt;&lt;&lt;&lt;&lt;&lt;&lt;&lt;&lt;&lt;&lt;&lt;</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44 251 168 212 93 93 57 228 164 171 208 93 76 179 47 120 72 145 184 64 188 82 219 148 227 210 83 249 147 196 248 191 190 30 17 154 123 203 126 30 117 205 251 64 127 170 184 199 186 111 134 117 65 96 8 163 49 219 156 197 158 18 2 220 176 20 117 42 223 114 200 211 62 195 18 60 236 73 2 165 185 137 25 121 104 162 27 154 124 54 222 154 72 224 245 248 115 233 161 81 91 105 163 24 171 181 85 150 255 215 58 54 95 211 175 200 116 202 225 112 190 137 200 28 125 63 144 101 95 96 63 71 3 88 242 55 44 6 181 2 192 106 226 18 24 40 134 98 136 117 226 197 254 40 225 250 231 240 223 70 208 29 141 211 245 255 137 32 132 190 163 68 39 3 86 64 43 91 33 179 209 2 119 77 170 215 199 145 199 165 215 150 65 227 232 54 225 240 214 101 173 248 40 213 251 254 148 165 88 181 215 168 54 205 117 95 164 59 240 234 95 69 255 160 168 101 85 136 84 43 108 1 162 19 85 157 16 233 193 233 28 152 144 210 100 132 48 135 191 160 112 29 100 238 61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i</text:span></text:span></text:p>
      <text:p text:style-name="P8"><text:span text:style-name="Основной_20_шрифт_20_абзаца"><text:span text:style-name="T19">&gt;&gt;&gt;&gt;&gt;&gt;&gt;&gt;&gt;&gt;&gt;&gt;&gt;&gt;&gt;&gt;&gt;&gt;&gt;&gt;&gt;&gt;&gt;&gt;&gt;&gt;&gt;&gt;&gt;&gt;&gt;&gt;&gt;&gt;&gt;&gt;&gt;&gt;&gt;&gt;</text:span></text:span></text:p>
      <text:p text:style-name="P8"><text:span text:style-name="Основной_20_шрифт_20_абзаца"><text:span text:style-name="T19">Length of buffer: 10</text:span></text:span></text:p>
      <text:p text:style-name="P8"><text:span text:style-name="Основной_20_шрифт_20_абзаца"><text:span text:style-name="T19">Number of added message: 11</text:span></text:span></text:p>
      <text:p text:style-name="P8"><text:span text:style-name="Основной_20_шрифт_20_абзаца"><text:span text:style-name="T19">Number of deleted message: 4</text:span></text:span></text:p>
      <text:p text:style-name="P8"><text:span text:style-name="Основной_20_шрифт_20_абзаца"><text:span text:style-name="T19">&lt;&lt;&lt;&lt;&lt;&lt;&lt;&lt;&lt;&lt;&lt;&lt;&lt;&lt;&lt;&lt;&lt;&lt;&lt;&lt;&lt;&lt;&lt;&lt;&lt;&lt;&lt;&lt;&lt;&lt;&lt;&lt;&lt;&lt;&lt;&lt;&lt;&lt;&lt;&lt;</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82 146 19 38 189 255 167 223 18 252 123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99 187 138 255 82 154 79 183 29 255 189 92 158 45 249 2 154 53 141 237 200 160 18 3 159 56 226 177 51 220 82 21 151 92 19 104 246 226 158 146 224 91 238 254 136 231 127 33 155 11 141 226 172 30 230 74 86 70 122 8 162 75 29 184 167 176 31 27 145 190 174 113 24 26 110 31 128 </text:span></text:span><text:soft-page-break/><text:span text:style-name="Основной_20_шрифт_20_абзаца"><text:span text:style-name="T19">237 192 27 119 77 253 34 235 97 236 65 39 229 201 201 48 231 128 86 150 159 242 167 220 30 151 244 56 4 18 185 112 82 83 231 159 207 137 8 48 116 201 87 89 146 159 8 120 158 222 141 60 207 179 24 237 73 139 165 77 29 93 60 111 176 35 141 126 172 149 45 159 94 3 119 240 33 255 231 191 221 243 252 42 166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151 239 29 59 188 186 23 248 40 70 154 181 67 197 74 241 100 39 244 219 22 21 218 124 83 53 110 78 223 19 96 117 2 254 47 190 183 70 52 224 11 207 19 79 147 93 63 247 132 178 81 25 70 170 149 154 94 3 103 60 150 71 178 152 68 96 213 122 38 9 217 49 87 237 256 234 73 190 96 77 112 48 230 53 218 123 78 55 254 182 115 147 124 164 171 192 4 255 185 42 135 146 219 222 126 219 71 70 152 167 18 135 215 249 60 47 243 138 230 240 191 88 1 58 124 43 121 256 42 50 169 177 196 131 14 65 221 85 6 245 252 25 123 81 17 54 256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c</text:span></text:span></text:p>
      <text:p text:style-name="P8"><text:span text:style-name="Основной_20_шрифт_20_абзаца"><text:span text:style-name="T19">Consumer_1 has been killed</text:span></text:span></text:p>
      <text:p text:style-name="P8"><text:span text:style-name="Основной_20_шрифт_20_абзаца"><text:span text:style-name="T19">BUFFER IS FULL</text:span></text:span></text:p>
      <text:p text:style-name="P8"><text:span text:style-name="Основной_20_шрифт_20_абзаца"><text:span text:style-name="T19">BUFFER IS FULL</text:span></text:span></text:p>
      <text:p text:style-name="P8"><text:span text:style-name="Основной_20_шрифт_20_абзаца"><text:span text:style-name="T19">BUFFER IS FULL</text:span></text:span></text:p>
      <text:p text:style-name="P8"><text:span text:style-name="Основной_20_шрифт_20_абзаца"><text:span text:style-name="T19">BUFFER IS FULL</text:span></text:span></text:p>
      <text:p text:style-name="P8"><text:span text:style-name="Основной_20_шрифт_20_абзаца"><text:span text:style-name="T19">BUFFER IS FULL</text:span></text:span></text:p>
      <text:p text:style-name="P8"><text:span text:style-name="Основной_20_шрифт_20_абзаца"><text:span text:style-name="T19">BUFFER IS FULL</text:span></text:span></text:p>
      <text:p text:style-name="P8"><text:span text:style-name="Основной_20_шрифт_20_абзаца"><text:span text:style-name="T19">-p</text:span></text:span></text:p>
      <text:p text:style-name="P8"><text:span text:style-name="Основной_20_шрифт_20_абзаца"><text:span text:style-name="T19">Producer_2 has been killed</text:span></text:span></text:p>
      <text:p text:style-name="P8"><text:span text:style-name="Основной_20_шрифт_20_абзаца"><text:span text:style-name="T19">BUFFER IS FULL</text:span></text:span></text:p>
      <text:p text:style-name="P8"><text:span text:style-name="Основной_20_шрифт_20_абзаца"><text:span text:style-name="T19">-p</text:span></text:span></text:p>
      <text:p text:style-name="P8"><text:span text:style-name="Основной_20_шрифт_20_абзаца"><text:span text:style-name="T19">Producer_1 has been killed</text:span></text:span></text:p>
      <text:p text:style-name="P8"><text:span text:style-name="Основной_20_шрифт_20_абзаца"><text:span text:style-name="T19">l</text:span></text:span></text:p>
      <text:p text:style-name="P8"><text:span text:style-name="Основной_20_шрифт_20_абзаца"><text:span text:style-name="T19">&gt;&gt;&gt;&gt;&gt;&gt;&gt;&gt;&gt;&gt;&gt;&gt;&gt;&gt;&gt;&gt;&gt;&gt;&gt;&gt;&gt;&gt;&gt;&gt;&gt;&gt;&gt;&gt;&gt;&gt;&gt;&gt;&gt;&gt;&gt;&gt;&gt;&gt;&gt;&gt;</text:span></text:span></text:p>
      <text:p text:style-name="P8"><text:span text:style-name="Основной_20_шрифт_20_абзаца"><text:span text:style-name="T19">List of threads:</text:span></text:span></text:p>
      <text:p text:style-name="P8"><text:span text:style-name="Основной_20_шрифт_20_абзаца"><text:span text:style-name="T19">----------------------------------------</text:span></text:span></text:p>
      <text:p text:style-name="P8"><text:span text:style-name="Основной_20_шрифт_20_абзаца"><text:span text:style-name="T19">Main thread: id = 139648363243328</text:span></text:span></text:p>
      <text:p text:style-name="P8"><text:span text:style-name="Основной_20_шрифт_20_абзаца"><text:span text:style-name="T19">----------------------------------------</text:span></text:span></text:p>
      <text:p text:style-name="P8"><text:span text:style-name="Основной_20_шрифт_20_абзаца"><text:span text:style-name="T19">PRODUCERS[all = 0]:</text:span></text:span></text:p>
      <text:p text:style-name="P8"><text:span text:style-name="Основной_20_шрифт_20_абзаца"><text:span text:style-name="T19">----------------------------------------</text:span></text:span></text:p>
      <text:p text:style-name="P8"><text:span text:style-name="Основной_20_шрифт_20_абзаца"><text:span text:style-name="T19">CONSUMERS[all = 0]:</text:span></text:span></text:p>
      <text:p text:style-name="P8"><text:span text:style-name="Основной_20_шрифт_20_абзаца"><text:span text:style-name="T19">&lt;&lt;&lt;&lt;&lt;&lt;&lt;&lt;&lt;&lt;&lt;&lt;&lt;&lt;&lt;&lt;&lt;&lt;&lt;&lt;&lt;&lt;&lt;&lt;&lt;&lt;&lt;&lt;&lt;&lt;&lt;&lt;&lt;&lt;&lt;&lt;&lt;&lt;&lt;&lt;</text:span></text:span></text:p>
      <text:p text:style-name="P8"><text:span text:style-name="Основной_20_шрифт_20_абзаца"><text:span text:style-name="T19">+c</text:span></text:span></text:p>
      <text:p text:style-name="P8"><text:span text:style-name="Основной_20_шрифт_20_абзаца"><text:span text:style-name="T19">Consumer_1 has been created</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193 229 114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60 243 57 55 30 178 54 200 99 223 248 38 226 5 231 190 90 238 178 213 134 173 165 151 227 164 25 34 136 10 33 68 124 218 123 154 139 49 225 110 143 217 148 112 222 251 174 184 103 95 140 237 11 177 131 110 84 27 144 221 37 177 160 32 9 26 187 20 203 26 130 90 243 149 73 80 143 247 7 246 214 18 226 96 195 228 206 151 255 94 243 163 142 146 196 152 43 254 172 247 151 173 208 138 65 24 89 209 143 96 69 100 242 39 196 52 138 17 203 8 111 60 42 124 206 109 147 249 234 190 239 129 106 61 10 43 86 99 252 100 66 192 200 179 102 10 231 241 27 48 249 9 108 162 5 185 15 152 178 249 214 31 121 191 93 2 234 50 101 100 150 38 36 </text:span></text:span><text:soft-page-break/><text:span text:style-name="Основной_20_шрифт_20_абзаца"><text:span text:style-name="T19">221 218 138 102 63 250 130 240 113 10 219 19 15 148 34 39 197 154 253 228 19 58 192 21 36 242 251 7 6 32 171 98 250 53 201 185 174 202 168 31 212 130 50 228 21 212 10 218 109 134 61 256 192 253 21 99 110 143 107 244 175 149 86 40 202 158 225 248 103 7 22 186 137 200 157 30 26 38 119 135 172 51 </text:span></text:span></text:p>
      <text:p text:style-name="P8"><text:span text:style-name="Основной_20_шрифт_20_абзаца"><text:span text:style-name="T19">==========================End of eating==============================</text:span></text:span></text:p>
      <text:p text:style-name="P8"/>
      <text:p text:style-name="P8"><text:span text:style-name="Основной_20_шрифт_20_абзаца"><text:span text:style-name="T19">==========================Begin of eating============================</text:span></text:span></text:p>
      <text:p text:style-name="P8"><text:span text:style-name="Основной_20_шрифт_20_абзаца"><text:span text:style-name="T19">236 176 155 78 29 41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16 216 206 230 127 22 2 223 13 105 230 163 35 239 106 63 12 132 102 2 139 145 182 16 124 101 171 74 130 212 130 17 42 207 119 170 101 121 136 114 98 110 149 4 220 126 67 103 130 40 105 12 186 30 156 53 </text:span></text:span></text:p>
      <text:p text:style-name="P8"><text:span text:style-name="Основной_20_шрифт_20_абзаца"><text:span text:style-name="T19">==========================End of eating==============================</text:span></text:span></text:p>
      <text:p text:style-name="P8"/>
      <text:p text:style-name="P8"><text:span text:style-name="Основной_20_шрифт_20_абзаца"><text:span text:style-name="T19">==========================Begin of eating============================</text:span></text:span></text:p>
      <text:p text:style-name="P8"><text:span text:style-name="Основной_20_шрифт_20_абзаца"><text:span text:style-name="T19">70 127 132 25 129 21 195 79 140 108 180 4 116 166 230 97 58 234 60 55 45 163 185 213 139 68 142 41 224 196 172 37 194 176 190 66 197 129 17 80 108 68 212 224 105 186 192 34 34 252 90 79 29 18 164 169 87 49 210 54 116 253 220 54 43 153 248 240 153 136 191 5 205 147 100 53 204 36 88 238 159 178 189 60 196 96 229 154 145 53 209 133 177 172 187 221 196 49 204 221 186 139 226 134 157 197 58 104 104 146 213 135 195 145 195 6 241 38 160 1 91 112 134 11 155 192 232 223 241 180 187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190 27 46 90 224 105 65 200 122 21 78 189 38 144 195 22 182 98 151 16 82 156 155 108 219 2 74 75 53 4 116 243 31 163 204 127 139 12 198 4 161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193 199 34 2 93 216 101 115 103 54 15 129 162 234 131 237 52 184 112 40 41 144 203 245 142 85 128 83 217 33 230 25 232 7 27 196 94 256 55 68 53 70 68 87 175 200 67 99 255 179 139 40 194 213 28 79 169 28 162 129 61 6 25 164 141 181 232 235 180 30 174 105 228 243 192 146 57 2 116 183 52 255 223 118 82 123 197 251 151 231 252 83 108 20 118 250 201 93 228 253 123 17 101 222 131 164 240 59 37 99 242 89 226 209 207 51 203 19 46 225 121 41 51 229 189 40 222 134 134 65 1 128 210 230 94 84 137 77 143 174 47 256 134 16 79 85 68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232 114 250 224 155 172 196 87 84 33 92 89 226 221 217 179 194 182 6 74 130 20 248 178 147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194 227 82 5 252 185 247 117 152 16 160 219 232 115 252 67 204 221 160 36 14 97 218 148 43 220 168 162 141 59 159 206 157 241 83 23 40 73 140 63 90 172 26 65 30 149 3 106 242 34 142 256 132 231 148 46 194 187 208 206 117 111 156 17 223 110 41 135 54 52 198 144 95 224 80 126 117 212 232 230 117 245 229 120 219 248 166 157 179 118 106 167 100 133 185 66 243 97 201 41 149 14 56 245 238 8 242 226 91 88 199 208 76 43 72 38 34 109 66 84 227 44 252 198 177 51 </text:span></text:span></text:p>
      <text:p text:style-name="P8"><text:soft-page-break/><text:span text:style-name="Основной_20_шрифт_20_абзаца"><text:span text:style-name="T19">==========================End of eating==============================</text:span></text:span></text:p>
      <text:p text:style-name="P8"><text:span text:style-name="Основной_20_шрифт_20_абзаца"><text:span text:style-name="T19"/></text:span></text:p>
      <text:p text:style-name="P8"><text:span text:style-name="Основной_20_шрифт_20_абзаца"><text:span text:style-name="T19">==========================Begin of eating============================</text:span></text:span></text:p>
      <text:p text:style-name="P8"><text:span text:style-name="Основной_20_шрифт_20_абзаца"><text:span text:style-name="T19">35 148 208 204 168 222 131 27 204 139 140 44 101 228 115 181 175 29 124 85 191 233 151 19 75 195 142 16 244 193 152 22 212 104 226 251 69 100 22 144 111 162 60 83 5 175 7 180 75 131 136 9 108 31 156 54 97 41 70 84 105 223 234 188 198 203 183 10 175 205 26 157 238 86 240 243 132 119 38 207 121 174 216 229 76 116 154 45 28 225 129 134 62 107 65 3 181 119 141 227 67 167 127 177 124 239 163 256 101 72 77 222 118 37 66 65 24 220 110 180 59 240 185 121 218 122 124 142 241 9 241 180 47 111 100 172 </text:span></text:span></text:p>
      <text:p text:style-name="P8"><text:span text:style-name="Основной_20_шрифт_20_абзаца"><text:span text:style-name="T19">==========================End of eating==============================</text:span></text:span></text:p>
      <text:p text:style-name="P8"><text:span text:style-name="Основной_20_шрифт_20_абзаца"><text:span text:style-name="T19">BUFFER IS EMPTY</text:span></text:span></text:p>
      <text:p text:style-name="P8"><text:span text:style-name="Основной_20_шрифт_20_абзаца"><text:span text:style-name="T19">BUFFER IS EMPTY</text:span></text:span></text:p>
      <text:p text:style-name="P8"><text:span text:style-name="Основной_20_шрифт_20_абзаца"><text:span text:style-name="T19">BUFFER IS EMPTY</text:span></text:span></text:p>
      <text:p text:style-name="P8"><text:span text:style-name="Основной_20_шрифт_20_абзаца"><text:span text:style-name="T19">q</text:span></text:span></text:p>
      <text:p text:style-name="P8"><text:span text:style-name="Основной_20_шрифт_20_абзаца"><text:span text:style-name="T19">All producers are killed</text:span></text:span></text:p>
      <text:p text:style-name="P8"><text:span text:style-name="Основной_20_шрифт_20_абзаца"><text:span text:style-name="T19">All consumers are killed</text:span></text:span></text:p>
      <text:p text:style-name="P3"><text:span text:style-name="Основной_20_шрифт_20_абзаца"><text:span text:style-name="T10"><text:tab/>4 </text:span></text:span><text:span text:style-name="Основной_20_шрифт_20_абзаца"><text:span text:style-name="T8">ВЫВОД</text:span></text:span></text:p>
      <text:p text:style-name="P23"/>
      <text:p text:style-name="P4"><text:span text:style-name="Основной_20_шрифт_20_абзаца"><text:span text:style-name="T1"><text:tab/></text:span></text:span><text:span text:style-name="Основной_20_шрифт_20_абзаца"><text:span text:style-name="T7">В ходе работы была решена задача производителей и потребителей с помощью потоков. Для устранения проблем доступа к критическим участкам памяти использовались мьютексы.</text:span></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Hack" svg:font-family="Hack"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PT Astra Serif" svg:font-family="'PT Astra Serif'" style:font-family-generic="roman"/>
    <style:font-face style:name="PT Astra Serif1" svg:font-family="'PT Astra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20%" fo:text-align="justify" style:justify-single-word="false" fo:orphans="2" fo:widows="2" fo:hyphenation-ladder-count="no-limit" fo:text-indent="1.251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line-height="100%" fo:hyphenation-ladder-count="no-limit">
        <style:tab-stops>
          <style:tab-stop style:position="8.25cm" style:type="center"/>
          <style:tab-stop style:position="16.501cm" style:type="right"/>
        </style:tab-stops>
      </style:paragraph-properties>
      <style:text-properties fo:hyphenate="false" loext:hyphenation-no-caps="false"/>
    </style:style>
    <style:style style:name="Footer" style:family="paragraph" style:parent-style-name="Standard" style:class="extra">
      <style:paragraph-properties fo:line-height="100%"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
      </style:footer>
    </style:master-page>
    <style:master-page style:name="MPF0" style:page-layout-name="Mpm3" draw:style-name="Mdp1" style:next-style-name="MP0"/>
    <style:master-page style:name="First_20_Page" style:display-name="First Page" style:page-layout-name="Mpm4"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Никита Гиль</meta:initial-creator>
    <meta:creation-date>2023-02-26T12:48:00Z</meta:creation-date>
    <dc:date>2023-05-29T00:22:40.316176936</dc:date>
    <meta:editing-cycles>41</meta:editing-cycles>
    <meta:editing-duration>PT2H46M31S</meta:editing-duration>
    <meta:document-statistic meta:table-count="0" meta:image-count="0" meta:object-count="0" meta:page-count="8" meta:paragraph-count="158" meta:word-count="2423" meta:character-count="13036" meta:non-whitespace-character-count="10702"/>
    <meta:user-defined meta:name="AppVersion">15.0000</meta:user-defined>
    <meta:template xlink:type="simple" xlink:actuate="onRequest" xlink:title="" xlink:href="Normal"/>
  </office:meta>
</office:document-meta>
</file>